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7846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6736in"/>
    </style:style>
    <style:style style:name="co6" style:family="table-column">
      <style:table-column-properties fo:break-before="auto" style:column-width="0.902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6" style:family="table-cell" style:parent-style-name="Default" style:data-style-name="N0"/>
    <style:style style:name="ce15" style:family="table-cell" style:parent-style-name="Default" style:data-style-name="N0"/>
    <style:style style:name="ce18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 fo:margin-left="0in"/>
    </style:style>
    <style:style style:name="ce6" style:family="table-cell" style:parent-style-name="Default" style:data-style-name="N0">
      <style:table-cell-properties fo:background-color="#dddddd" fo:border="0.06pt solid #000000"/>
    </style:style>
    <style:style style:name="ce8" style:family="table-cell" style:parent-style-name="Default" style:data-style-name="N3">
      <style:table-cell-properties fo:background-color="#dddddd" fo:border="0.06pt solid #000000"/>
    </style:style>
    <style:style style:name="ce20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000000"/>
      <style:text-properties style:font-name="Arial" style:font-name-asian="Arial" style:font-name-complex="Arial"/>
    </style:style>
    <style:style style:name="ce9" style:family="table-cell" style:parent-style-name="Default" style:data-style-name="N2">
      <style:table-cell-properties fo:background-color="#cfe7f5" fo:border="0.06pt solid #000000"/>
      <style:text-properties style:font-name="Arial" style:font-name-asian="Arial" style:font-name-complex="Arial"/>
    </style:style>
    <style:style style:name="ce28" style:family="table-cell" style:parent-style-name="Default" style:data-style-name="N2">
      <style:table-cell-properties fo:border="0.06pt solid #000000"/>
    </style:style>
    <style:style style:name="ce29" style:family="table-cell" style:parent-style-name="Default" style:data-style-name="N2">
      <style:table-cell-properties fo:background-color="#cfe7f5" fo:border="0.06pt solid #000000"/>
    </style:style>
    <style:style style:name="ce1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width="0.0138in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in" fo:padding-bottom="0in" fo:padding-left="0in" fo:padding-right="0in" fo:wrap-option="wrap"/>
      <style:paragraph-properties style:font-independent-line-spacing="false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fo:font-family="'Liberation Sans'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beration Sans'" style:font-size-asian="12pt" style:language-asian="zh" style:country-asian="CN" style:font-style-asian="normal" style:font-weight-asian="normal" style:font-family-complex="'Liberation Sans'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'Liberation Sans'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beration Sans'" style:font-size-asian="12pt" style:language-asian="zh" style:country-asian="CN" style:font-style-asian="normal" style:font-weight-asian="normal" style:font-family-complex="'Liberation Sans'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'Liberation Sans'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beration Sans'" style:font-size-asian="12pt" style:language-asian="zh" style:country-asian="CN" style:font-style-asian="normal" style:font-weight-asian="normal" style:font-family-complex="'Liberation Sans'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family="'Liberation Sans'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beration Sans'" style:font-size-asian="10pt" style:language-asian="zh" style:country-asian="CN" style:font-style-asian="normal" style:font-weight-asian="normal" style:font-family-complex="'Liberation Sans'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y02" table:style-name="ta1">
        <table:shapes>
          <draw:custom-shape draw:z-index="0" draw:name="Comment 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2" draw:name="Comment 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3" draw:name="Comment 8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4" draw:name="Comment 9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5" draw:name="Comment 6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6" draw:name="Comment 10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7" draw:name="Comment 1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8" draw:name="Comment 1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9" draw:name="Comment 1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5" table:number-columns-repeated="1013" table:default-cell-style-name="ce15"/>
        <table:table-column table:style-name="co7" table:default-cell-style-name="ce15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3" draw:text-style-name="P3" svg:width="0.7571in" svg:height="0.5071in" svg:x="2.4307in" svg:y="0in" draw:caption-point-x="0.5654in" draw:caption-point-y="0.0039in">
              <dc:date>2022-11-22T00:00:00</dc:date>
              <text:p text:style-name="P2"><text:span text:style-name="T1">Number of available CPUs in the test machine</text:span></text:p>
            </office:annotation>
            <text:p>8</text:p>
          </table:table-cell>
          <table:table-cell table:style-name="ce10" office:value-type="string" calcext:value-type="string" table:number-columns-spanned="5" table:number-rows-spanned="1">
            <text:p>Concurrent</text:p>
          </table:table-cell>
          <table:covered-table-cell table:number-columns-repeated="4" table:style-name="ce16"/>
          <table:table-cell table:style-name="ce12" office:value-type="string" calcext:value-type="string" table:number-columns-spanned="2" table:number-rows-spanned="1">
            <office:annotation draw:style-name="gr3" draw:text-style-name="P3" svg:width="0.7571in" svg:height="0.5071in" svg:x="6.3913in" svg:y="0in" draw:caption-point-x="2.1799in" draw:caption-point-y="0.0039in">
              <dc:date>2022-11-22T00:00:00</dc:date>
              <text:p text:style-name="P2"><text:span text:style-name="T1">Default distributed version</text:span></text:p>
            </office:annotation>
            <text:p>Distributed</text:p>
          </table:table-cell>
          <table:covered-table-cell table:style-name="ce16"/>
          <table:table-cell/>
          <table:table-cell table:style-name="Default" table:number-columns-repeated="11"/>
          <table:table-cell table:number-columns-repeated="1002"/>
        </table:table-row>
        <table:table-row table:style-name="ro1">
          <table:table-cell table:style-name="ce4"/>
          <table:table-cell table:style-name="ce4" office:value-type="string" calcext:value-type="string">
            <text:p>Level: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office:annotation draw:style-name="gr3" draw:text-style-name="P3" svg:width="0.7571in" svg:height="0.5071in" svg:x="2.7429in" svg:y="0.0142in" draw:caption-point-x="1.0378in" draw:caption-point-y="0.198in">
              <dc:date>2022-11-22T00:00:00</dc:date>
              <text:p text:style-name="P2"><text:span text:style-name="T1">Default block mapping (static)</text:span></text:p>
            </office:annotation>
            <text:p>block</text:p>
          </table:table-cell>
          <table:table-cell table:style-name="ce5" office:value-type="string" calcext:value-type="string">
            <text:p>cyclic</text:p>
          </table:table-cell>
          <table:table-cell table:style-name="ce5" office:value-type="string" calcext:value-type="string">
            <text:p>blockcyc</text:p>
          </table:table-cell>
          <table:table-cell table:style-name="ce5" office:value-type="string" calcext:value-type="string">
            <text:p>dynamic</text:p>
          </table:table-cell>
          <table:table-cell table:style-name="ce5" office:value-type="string" calcext:value-type="string">
            <text:p>guided</text:p>
          </table:table-cell>
          <table:table-cell table:style-name="ce5" office:value-type="string" calcext:value-type="string">
            <text:p>single</text:p>
          </table:table-cell>
          <table:table-cell table:style-name="ce5" office:value-type="string" calcext:value-type="string">
            <text:p>hybrid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4" office:value-type="string" calcext:value-type="string">
            <text:p>Thread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*[.$C$1]" office:value-type="float" office:value="8" calcext:value-type="float">
            <text:p>8</text:p>
          </table:table-cell>
          <table:table-cell table:style-name="ce5" table:formula="of:=1*[.$C$1]" office:value-type="float" office:value="8" calcext:value-type="float">
            <text:p>8</text:p>
          </table:table-cell>
          <table:table-cell table:style-name="ce5" table:formula="of:=1*[.$C$1]" office:value-type="float" office:value="8" calcext:value-type="float">
            <text:p>8</text:p>
          </table:table-cell>
          <table:table-cell table:style-name="ce5" table:formula="of:=1*[.$C$1]" office:value-type="float" office:value="8" calcext:value-type="float">
            <text:p>8</text:p>
          </table:table-cell>
          <table:table-cell table:style-name="ce5" table:formula="of:=1*[.$C$1]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1*[.$C$1] *3" office:value-type="float" office:value="24" calcext:value-type="float">
            <text:p>24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 table:number-columns-spanned="1" table:number-rows-spanned="3">
            <office:annotation draw:style-name="gr3" draw:text-style-name="P3" svg:width="0.7984in" svg:height="0.5764in" svg:x="1.0902in" svg:y="0in" draw:caption-point-x="0.2394in" draw:caption-point-y="0.6291in">
              <dc:date>2022-11-22T00:00:00</dc:date>
              <text:p text:style-name="P2"><text:span text:style-name="T2">Type the test case used to measure the performance</text:span></text:p>
            </office:annotation>
            <text:p>job003.txt</text:p>
          </table:table-cell>
          <table:table-cell table:style-name="ce6" office:value-type="string" calcext:value-type="string">
            <text:p>Duration</text:p>
          </table:table-cell>
          <table:table-cell table:style-name="ce7" office:value-type="float" office:value="348.92" calcext:value-type="float">
            <office:annotation draw:style-name="gr3" draw:text-style-name="P3" svg:width="2.1736in" svg:height="0.8472in" svg:x="2.2016in" svg:y="0.5626in" draw:caption-point-x="0.7945in" draw:caption-point-y="0.0665in">
              <dc:date>2022-11-22T00:00:00</dc:date>
              <text:p text:style-name="P2"><text:span text:style-name="T3">======</text:span></text:p>
              <text:p text:style-name="P2"><text:span text:style-name="T3">ID#AAAAioqNb4Y</text:span></text:p>
              <text:p text:style-name="P2"><text:span text:style-name="T3"><text:s text:c="4"/></text:span><text:span text:style-name="T3">(2022-10-22 19:39:12)</text:span></text:p>
              <text:p text:style-name="P2"><text:span text:style-name="T3">Duration in seconds running with no thread support (main thread calculates everything)</text:span></text:p>
            </office:annotation>
            <text:p>348.92</text:p>
          </table:table-cell>
          <table:table-cell table:style-name="ce7" office:value-type="float" office:value="184.47" calcext:value-type="float">
            <text:p>184.47</text:p>
          </table:table-cell>
          <table:table-cell table:style-name="ce7" office:value-type="float" office:value="109.77" calcext:value-type="float">
            <text:p>109.77</text:p>
          </table:table-cell>
          <table:table-cell table:style-name="ce7" office:value-type="float" office:value="194.67" calcext:value-type="float">
            <text:p>194.67</text:p>
          </table:table-cell>
          <table:table-cell table:style-name="ce7" office:value-type="float" office:value="107.48" calcext:value-type="float">
            <text:p>107.48</text:p>
          </table:table-cell>
          <table:table-cell table:style-name="ce7" office:value-type="float" office:value="108.73" calcext:value-type="float">
            <text:p>108.73</text:p>
          </table:table-cell>
          <table:table-cell table:style-name="ce7" office:value-type="float" office:value="120.93" calcext:value-type="float">
            <text:p>120.93</text:p>
          </table:table-cell>
          <table:table-cell table:style-name="ce7" office:value-type="float" office:value="89.43" calcext:value-type="float">
            <text:p>89.43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covered-table-cell table:style-name="ce16"/>
          <table:table-cell table:style-name="ce8" office:value-type="string" calcext:value-type="string">
            <text:p>Speedup</text:p>
          </table:table-cell>
          <table:table-cell table:style-name="ce9" table:formula="of:=[.$C$4]/[.C4]" office:value-type="float" office:value="1" calcext:value-type="float">
            <office:annotation draw:style-name="gr3" draw:text-style-name="P3" svg:width="0.7571in" svg:height="0.5071in" svg:x="2.4307in" svg:y="0.361in" draw:caption-point-x="0.5654in" draw:caption-point-y="0.4764in">
              <dc:date>2022-11-22T00:00:00</dc:date>
              <text:p text:style-name="P2"><text:span text:style-name="T1">Type formula here to calculate the speedup relative to the serial version</text:span></text:p>
            </office:annotation>
            <text:p>1.00</text:p>
          </table:table-cell>
          <table:table-cell table:style-name="ce9" table:formula="of:=[.$C$4]/[.D4]" office:value-type="float" office:value="1.89147286821705" calcext:value-type="float">
            <text:p>1.89</text:p>
          </table:table-cell>
          <table:table-cell table:style-name="ce9" table:formula="of:=[.$C$4]/[.E4]" office:value-type="float" office:value="3.17864626036258" calcext:value-type="float">
            <text:p>3.18</text:p>
          </table:table-cell>
          <table:table-cell table:style-name="ce9" table:formula="of:=[.$C$4]/[.F4]" office:value-type="float" office:value="1.7923665690656" calcext:value-type="float">
            <text:p>1.79</text:p>
          </table:table-cell>
          <table:table-cell table:style-name="ce9" table:formula="of:=[.$C$4]/[.G4]" office:value-type="float" office:value="3.24637141793822" calcext:value-type="float">
            <text:p>3.25</text:p>
          </table:table-cell>
          <table:table-cell table:style-name="ce9" table:formula="of:=[.$C$4]/[.H4]" office:value-type="float" office:value="3.20904994021889" calcext:value-type="float">
            <text:p>3.21</text:p>
          </table:table-cell>
          <table:table-cell table:style-name="ce9" table:formula="of:=[.$C$4]/[.I4]" office:value-type="float" office:value="2.88530554866452" calcext:value-type="float">
            <text:p>2.89</text:p>
          </table:table-cell>
          <table:table-cell table:style-name="ce9" table:formula="of:=[.$C$4]/[.J4]" office:value-type="float" office:value="3.90159901599016" calcext:value-type="float">
            <text:p>3.90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covered-table-cell table:style-name="ce16"/>
          <table:table-cell table:style-name="ce8" office:value-type="string" calcext:value-type="string">
            <text:p>Efficiency</text:p>
          </table:table-cell>
          <table:table-cell table:style-name="ce9" table:formula="of:=[.C5]/[.C3]" office:value-type="float" office:value="1" calcext:value-type="float">
            <text:p>1.00</text:p>
          </table:table-cell>
          <table:table-cell table:style-name="ce9" table:formula="of:=[.D5]/[.D3]" office:value-type="float" office:value="0.236434108527132" calcext:value-type="float">
            <text:p>0.24</text:p>
          </table:table-cell>
          <table:table-cell table:style-name="ce9" table:formula="of:=[.E5]/[.E3]" office:value-type="float" office:value="0.397330782545322" calcext:value-type="float">
            <text:p>0.40</text:p>
          </table:table-cell>
          <table:table-cell table:style-name="ce9" table:formula="of:=[.F5]/[.F3]" office:value-type="float" office:value="0.2240458211332" calcext:value-type="float">
            <text:p>0.22</text:p>
          </table:table-cell>
          <table:table-cell table:style-name="ce9" table:formula="of:=[.G5]/[.G3]" office:value-type="float" office:value="0.405796427242278" calcext:value-type="float">
            <text:p>0.41</text:p>
          </table:table-cell>
          <table:table-cell table:style-name="ce9" table:formula="of:=[.H5]/[.H3]" office:value-type="float" office:value="0.401131242527361" calcext:value-type="float">
            <text:p>0.40</text:p>
          </table:table-cell>
          <table:table-cell table:style-name="ce9" table:formula="of:=[.I5]/[.I3]" office:value-type="float" office:value="0.120221064527688" calcext:value-type="float">
            <text:p>0.12</text:p>
          </table:table-cell>
          <table:table-cell table:style-name="ce9" table:formula="of:=[.J5]/[.J3]" office:value-type="float" office:value="0.162566625666257" calcext:value-type="float">
            <text:p>0.16</text:p>
          </table:table-cell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number-columns-repeated="11"/>
          <table:table-cell table:style-name="Default" table:number-columns-repeated="15"/>
          <table:table-cell table:number-columns-repeated="998"/>
        </table:table-row>
        <table:table-row table:style-name="ro1">
          <table:table-cell/>
          <table:table-cell table:style-name="ce20" table:number-columns-repeated="9"/>
          <table:table-cell table:number-columns-repeated="2"/>
          <table:table-cell table:style-name="Default" table:number-columns-repeated="14"/>
          <table:table-cell table:number-columns-repeated="998"/>
        </table:table-row>
        <table:table-row table:style-name="ro1">
          <table:table-cell/>
          <table:table-cell table:style-name="ce20">
            <draw:frame draw:z-index="10" draw:name="Gráfico 12" draw:style-name="gr2" svg:width="4.9941in" svg:height="3.013in" svg:x="0.7059in" svg:y="0.0878in">
              <draw:object draw:notify-on-update-of-ranges="Proy02.C2:Proy02.J2 Proy02.B5:Proy02.B5 Proy02.C5:Proy02.J5 Proy02.B6:Proy02.B6 Proy02.C6:Proy02.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" table:number-columns-repeated="8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 table:number-rows-repeated="5">
          <table:table-cell/>
          <table:table-cell table:style-name="ce20" table:number-columns-repeated="9"/>
          <table:table-cell table:number-columns-repeated="2"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ce20" table:number-columns-repeated="9"/>
          <table:table-cell table:number-columns-repeated="1014"/>
        </table:table-row>
        <table:table-row table:style-name="ro1" table:number-rows-repeated="7">
          <table:table-cell/>
          <table:table-cell table:style-name="ce20" table:number-columns-repeated="9"/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/>
          <table:table-cell table:style-name="ce20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 table:number-columns-spanned="5" table:number-rows-spanned="1">
            <text:p>Concurrent</text:p>
          </table:table-cell>
          <table:covered-table-cell table:number-columns-repeated="4" table:style-name="ce16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4"/>
          <table:table-cell table:style-name="ce23" office:value-type="string" calcext:value-type="string">
            <text:p>Level:</text:p>
          </table:table-cell>
          <table:table-cell table:style-name="ce5" office:value-type="string" calcext:value-type="string">
            <text:p>serial</text:p>
          </table:table-cell>
          <table:table-cell table:style-name="ce5" office:value-type="string" calcext:value-type="string">
            <text:p>block</text:p>
          </table:table-cell>
          <table:table-cell table:style-name="ce5" office:value-type="string" calcext:value-type="string">
            <text:p>cyclic</text:p>
          </table:table-cell>
          <table:table-cell table:style-name="ce5" office:value-type="string" calcext:value-type="string">
            <text:p>blockcyc</text:p>
          </table:table-cell>
          <table:table-cell table:style-name="ce5" office:value-type="string" calcext:value-type="string">
            <text:p>dynamic</text:p>
          </table:table-cell>
          <table:table-cell table:style-name="ce5" office:value-type="string" calcext:value-type="string">
            <text:p>guided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23" office:value-type="string" calcext:value-type="string">
            <text:p>Thread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*[.$C$27]" office:value-type="float" office:value="8" calcext:value-type="float">
            <text:p>8</text:p>
          </table:table-cell>
          <table:table-cell table:style-name="ce5" table:formula="of:=1*[.$C$27]" office:value-type="float" office:value="8" calcext:value-type="float">
            <text:p>8</text:p>
          </table:table-cell>
          <table:table-cell table:style-name="ce5" table:formula="of:=1*[.$C$27]" office:value-type="float" office:value="8" calcext:value-type="float">
            <text:p>8</text:p>
          </table:table-cell>
          <table:table-cell table:style-name="ce5" table:formula="of:=1*[.$C$27]" office:value-type="float" office:value="8" calcext:value-type="float">
            <text:p>8</text:p>
          </table:table-cell>
          <table:table-cell table:style-name="ce5" table:formula="of:=1*[.$C$27]" office:value-type="float" office:value="8" calcext:value-type="float">
            <text:p>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8" office:value-type="string" calcext:value-type="string" table:number-columns-spanned="1" table:number-rows-spanned="3">
            <text:p>job003.txt</text:p>
          </table:table-cell>
          <table:table-cell table:style-name="ce6" office:value-type="string" calcext:value-type="string">
            <text:p>Duration</text:p>
          </table:table-cell>
          <table:table-cell table:style-name="ce28" office:value-type="float" office:value="184.83" calcext:value-type="float">
            <office:annotation draw:style-name="gr4" draw:text-style-name="P5" svg:width="1.0835in" svg:height="0.7189in" svg:x="3.4791in" svg:y="5.8161in" draw:caption-point-x="-0.4831in" draw:caption-point-y="0.2295in">
              <dc:date>2021-06-19T00:00:00</dc:date>
              <text:p text:style-name="P4"><text:span text:style-name="T4">Duration in seconds running with no thread support (main thread calculates everything)</text:span></text:p>
            </office:annotation>
            <text:p>184.83</text:p>
          </table:table-cell>
          <table:table-cell table:style-name="ce28" office:value-type="float" office:value="72" calcext:value-type="float">
            <text:p>72.00</text:p>
          </table:table-cell>
          <table:table-cell table:style-name="ce28" office:value-type="float" office:value="43.7" calcext:value-type="float">
            <text:p>43.70</text:p>
          </table:table-cell>
          <table:table-cell table:style-name="ce28" office:value-type="float" office:value="100.11" calcext:value-type="float">
            <text:p>100.11</text:p>
          </table:table-cell>
          <table:table-cell table:style-name="ce28" office:value-type="float" office:value="41.66" calcext:value-type="float">
            <text:p>41.66</text:p>
          </table:table-cell>
          <table:table-cell table:style-name="ce28" office:value-type="float" office:value="49.17" calcext:value-type="float">
            <text:p>49.17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style-name="ce4"/>
          <table:table-cell table:style-name="ce8" office:value-type="string" calcext:value-type="string">
            <text:p>Speedup</text:p>
          </table:table-cell>
          <table:table-cell table:style-name="ce29" office:value-type="float" office:value="1" calcext:value-type="float">
            <text:p>1.00</text:p>
          </table:table-cell>
          <table:table-cell table:style-name="ce29" office:value-type="float" office:value="2.57" calcext:value-type="float">
            <text:p>2.57</text:p>
          </table:table-cell>
          <table:table-cell table:style-name="ce29" office:value-type="float" office:value="4.23" calcext:value-type="float">
            <text:p>4.23</text:p>
          </table:table-cell>
          <table:table-cell table:style-name="ce29" office:value-type="float" office:value="1.85" calcext:value-type="float">
            <text:p>1.85</text:p>
          </table:table-cell>
          <table:table-cell table:style-name="ce29" office:value-type="float" office:value="4.44" calcext:value-type="float">
            <text:p>4.44</text:p>
          </table:table-cell>
          <table:table-cell table:style-name="ce29" office:value-type="float" office:value="3.76" calcext:value-type="float">
            <text:p>3.76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style-name="ce11"/>
          <table:table-cell table:style-name="ce8" office:value-type="string" calcext:value-type="string">
            <text:p>Efficiency</text:p>
          </table:table-cell>
          <table:table-cell table:style-name="ce29" office:value-type="float" office:value="1" calcext:value-type="float">
            <text:p>1.00</text:p>
          </table:table-cell>
          <table:table-cell table:style-name="ce29" office:value-type="float" office:value="0.21" calcext:value-type="float">
            <text:p>0.21</text:p>
          </table:table-cell>
          <table:table-cell table:style-name="ce29" office:value-type="float" office:value="0.35" calcext:value-type="float">
            <text:p>0.35</text:p>
          </table:table-cell>
          <table:table-cell table:style-name="ce29" office:value-type="float" office:value="0.15" calcext:value-type="float">
            <text:p>0.15</text:p>
          </table:table-cell>
          <table:table-cell table:style-name="ce29" office:value-type="float" office:value="0.37" calcext:value-type="float">
            <text:p>0.37</text:p>
          </table:table-cell>
          <table:table-cell table:style-name="ce29" office:value-type="float" office:value="0.31" calcext:value-type="float">
            <text:p>0.31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32" draw:name="Gráfico 1" draw:style-name="gr2" svg:width="4.9941in" svg:height="3.013in" svg:x="0.6311in" svg:y="0.0429in">
              <draw:object draw:notify-on-update-of-ranges="Proy02.C28:Proy02.J28 Proy02.B31:Proy02.B31 Proy02.C31:Proy02.J31 Proy02.B32:Proy02.B32 Proy02.C32:Proy02.J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19-06-11T10:24:21Z</meta:creation-date>
    <dc:date>2022-11-26T02:01:43.679156908</dc:date>
    <meta:editing-cycles>23</meta:editing-cycles>
    <meta:editing-duration>PT4H30M46S</meta:editing-duration>
    <meta:document-statistic meta:table-count="1" meta:cell-count="91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2">
      <style:chart-properties chart:display-label="true" chart:logarithmic="false" chart:gap-width="150" chart:overlap="100" chart:reverse-direction="false" text:line-break="false" loext:try-staggering-first="false" chart:link-data-style-to-source="tru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2">
      <style:chart-properties chart:symbol-type="none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686cm" svg:height="7.654cm" xlink:href=".." xlink:type="simple" chart:class="chart:line" chart:style-name="ch1">
        <chart:title svg:x="4.111cm" svg:y="0.288cm" chart:style-name="ch2">
          <text:p>MPI Performance</text:p>
        </chart:title>
        <chart:legend chart:legend-position="bottom" svg:x="3.737cm" svg:y="7.082cm" style:legend-expansion="wide" chart:style-name="ch3"/>
        <chart:plot-area chart:style-name="ch4" table:cell-range-address="Proy02.C2:Proy02.J2 Proy02.B5:Proy02.J6" chart:data-source-has-labels="both" svg:x="1.264cm" svg:y="1.32cm" svg:width="10.355cm" svg:height="5.425cm">
          <chart:coordinate-region svg:x="2.106cm" svg:y="1.507cm" svg:width="8.52cm" svg:height="3.735cm"/>
          <chart:axis chart:dimension="x" chart:name="primary-x" chart:style-name="ch5" chartooo:axis-type="text">
            <chart:categories table:cell-range-address="Proy02.C2:Proy02.J2"/>
          </chart:axis>
          <chart:axis chart:dimension="x" chart:name="secondary-x" chart:style-name="ch6"/>
          <chart:axis chart:dimension="y" chart:name="primary-y" chart:style-name="ch7">
            <chart:title svg:x="0.451cm" svg:y="4.751cm" chart:style-name="ch8">
              <text:p>Speedup</text:p>
            </chart:title>
            <chart:grid chart:style-name="ch9" chart:class="major"/>
          </chart:axis>
          <chart:axis chart:dimension="y" chart:name="secondary-y" chart:style-name="ch10">
            <chart:title svg:x="11.86cm" svg:y="4.767cm" chart:style-name="ch11">
              <text:p>Efficiency</text:p>
            </chart:title>
          </chart:axis>
          <chart:series chart:attached-axis="primary-y" chart:style-name="ch12" chart:values-cell-range-address="Proy02.C5:Proy02.J5" chart:label-cell-address="Proy02.B5:Proy02.B5" chart:class="chart:line">
            <chart:data-point chart:repeated="8"/>
          </chart:series>
          <chart:series chart:attached-axis="secondary-y" chart:style-name="ch13" chart:values-cell-range-address="Proy02.C6:Proy02.J6" chart:label-cell-address="Proy02.B6:Proy02.B6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Proy02.C2:Proy02.J2</svg:desc>
                </draw:g>
              </table:table-cell>
              <table:table-cell office:value-type="string">
                <text:p>block</text:p>
              </table:table-cell>
              <table:table-cell office:value-type="string">
                <text:p>cyclic</text:p>
              </table:table-cell>
              <table:table-cell office:value-type="string">
                <text:p>blockcy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single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Proy02.B5:Proy02.B5</svg:desc>
                </draw:g>
              </table:table-cell>
              <table:table-cell office:value-type="float" office:value="1">
                <text:p>1</text:p>
                <draw:g>
                  <svg:desc>Proy02.C5:Proy02.J5</svg:desc>
                </draw:g>
              </table:table-cell>
              <table:table-cell office:value-type="float" office:value="1.89147286821705">
                <text:p>1.89147286821705</text:p>
              </table:table-cell>
              <table:table-cell office:value-type="float" office:value="3.17864626036258">
                <text:p>3.17864626036258</text:p>
              </table:table-cell>
              <table:table-cell office:value-type="float" office:value="1.7923665690656">
                <text:p>1.7923665690656</text:p>
              </table:table-cell>
              <table:table-cell office:value-type="float" office:value="3.24637141793822">
                <text:p>3.24637141793822</text:p>
              </table:table-cell>
              <table:table-cell office:value-type="float" office:value="3.20904994021889">
                <text:p>3.20904994021889</text:p>
              </table:table-cell>
              <table:table-cell office:value-type="float" office:value="2.88530554866452">
                <text:p>2.88530554866452</text:p>
              </table:table-cell>
              <table:table-cell office:value-type="float" office:value="3.90159901599016">
                <text:p>3.90159901599016</text:p>
              </table:table-cell>
            </table:table-row>
            <table:table-row>
              <table:table-cell office:value-type="string">
                <text:p>Efficiency</text:p>
                <draw:g>
                  <svg:desc>Proy02.B6:Proy02.B6</svg:desc>
                </draw:g>
              </table:table-cell>
              <table:table-cell office:value-type="float" office:value="1">
                <text:p>1</text:p>
                <draw:g>
                  <svg:desc>Proy02.C6:Proy02.J6</svg:desc>
                </draw:g>
              </table:table-cell>
              <table:table-cell office:value-type="float" office:value="0.236434108527132">
                <text:p>0.236434108527132</text:p>
              </table:table-cell>
              <table:table-cell office:value-type="float" office:value="0.397330782545322">
                <text:p>0.397330782545322</text:p>
              </table:table-cell>
              <table:table-cell office:value-type="float" office:value="0.2240458211332">
                <text:p>0.2240458211332</text:p>
              </table:table-cell>
              <table:table-cell office:value-type="float" office:value="0.405796427242278">
                <text:p>0.405796427242278</text:p>
              </table:table-cell>
              <table:table-cell office:value-type="float" office:value="0.401131242527361">
                <text:p>0.401131242527361</text:p>
              </table:table-cell>
              <table:table-cell office:value-type="float" office:value="0.120221064527688">
                <text:p>0.120221064527688</text:p>
              </table:table-cell>
              <table:table-cell office:value-type="float" office:value="0.162566625666257">
                <text:p>0.162566625666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2">
      <style:chart-properties chart:display-label="true" chart:logarithmic="false" chart:gap-width="150" chart:overlap="100" chart:reverse-direction="false" text:line-break="false" loext:try-staggering-first="false" chart:link-data-style-to-source="tru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2">
      <style:chart-properties chart:symbol-type="none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686cm" svg:height="7.654cm" xlink:href=".." xlink:type="simple" chart:class="chart:line" chart:style-name="ch1">
        <chart:title svg:x="3.515cm" svg:y="0.288cm" chart:style-name="ch2">
          <text:p>OpenMP Performance</text:p>
        </chart:title>
        <chart:legend chart:legend-position="bottom" svg:x="3.737cm" svg:y="7.082cm" style:legend-expansion="wide" chart:style-name="ch3"/>
        <chart:plot-area chart:style-name="ch4" table:cell-range-address="Proy02.C28:Proy02.J28 Proy02.B31:Proy02.J32" chart:data-source-has-labels="both" svg:x="1.264cm" svg:y="1.32cm" svg:width="10.355cm" svg:height="5.425cm">
          <chart:coordinate-region svg:x="2.106cm" svg:y="1.507cm" svg:width="8.52cm" svg:height="3.735cm"/>
          <chart:axis chart:dimension="x" chart:name="primary-x" chart:style-name="ch5" chartooo:axis-type="text">
            <chart:categories table:cell-range-address="Proy02.C28:Proy02.J28"/>
          </chart:axis>
          <chart:axis chart:dimension="x" chart:name="secondary-x" chart:style-name="ch6"/>
          <chart:axis chart:dimension="y" chart:name="primary-y" chart:style-name="ch7">
            <chart:title svg:x="0.451cm" svg:y="4.751cm" chart:style-name="ch8">
              <text:p>Speedup</text:p>
            </chart:title>
            <chart:grid chart:style-name="ch9" chart:class="major"/>
          </chart:axis>
          <chart:axis chart:dimension="y" chart:name="secondary-y" chart:style-name="ch10">
            <chart:title svg:x="11.86cm" svg:y="4.765cm" chart:style-name="ch11">
              <text:p>Efficiency</text:p>
            </chart:title>
          </chart:axis>
          <chart:series chart:attached-axis="primary-y" chart:style-name="ch12" chart:values-cell-range-address="Proy02.C31:Proy02.J31" chart:label-cell-address="Proy02.B31:Proy02.B31" chart:class="chart:line">
            <chart:data-point chart:repeated="8"/>
          </chart:series>
          <chart:series chart:attached-axis="secondary-y" chart:style-name="ch13" chart:values-cell-range-address="Proy02.C32:Proy02.J32" chart:label-cell-address="Proy02.B32:Proy02.B3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Proy02.C28:Proy02.J28</svg:desc>
                </draw:g>
              </table:table-cell>
              <table:table-cell office:value-type="string">
                <text:p>block</text:p>
              </table:table-cell>
              <table:table-cell office:value-type="string">
                <text:p>cyclic</text:p>
              </table:table-cell>
              <table:table-cell office:value-type="string">
                <text:p>blockcy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Proy02.B31:Proy02.B31</svg:desc>
                </draw:g>
              </table:table-cell>
              <table:table-cell office:value-type="float" office:value="1">
                <text:p>1</text:p>
                <draw:g>
                  <svg:desc>Proy02.C31:Proy02.J31</svg:desc>
                </draw:g>
              </table:table-cell>
              <table:table-cell office:value-type="float" office:value="2.57">
                <text:p>2.57</text:p>
              </table:table-cell>
              <table:table-cell office:value-type="float" office:value="4.23">
                <text:p>4.23</text:p>
              </table:table-cell>
              <table:table-cell office:value-type="float" office:value="1.85">
                <text:p>1.85</text:p>
              </table:table-cell>
              <table:table-cell office:value-type="float" office:value="4.44">
                <text:p>4.44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ficiency</text:p>
                <draw:g>
                  <svg:desc>Proy02.B32:Proy02.B32</svg:desc>
                </draw:g>
              </table:table-cell>
              <table:table-cell office:value-type="float" office:value="1">
                <text:p>1</text:p>
                <draw:g>
                  <svg:desc>Proy02.C32:Proy02.J32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37">
                <text:p>0.37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